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text>Intensity -&gt; R2Eff</mtext>
        </mtd>
      </mtr>
      <mtr>
        <mtd>
          <mrow>
            <msubsup>
              <mi>R</mi>
              <mrow>
                <mn>2,</mn>
                <mtext>Eff</mtext>
              </mrow>
              <mtext>Obs</mtext>
            </msubsup>
            <mrow>
              <mo stretchy="false">(</mo>
              <msub>
                <mo stretchy="false">ν</mo>
                <mi mathvariant="italic">CPMG</mi>
              </msub>
              <mo stretchy="false">)</mo>
            </mrow>
            <mrow>
              <mi/>
              <mi mathvariant="normal">=</mi>
              <mrow>
                <mi/>
                <mi mathvariant="normal">−</mi>
                <mi>ln</mi>
              </mrow>
            </mrow>
            <mrow>
              <mrow>
                <mi stretchy="false" mathvariant="normal">{</mi>
                <mrow>
                  <mi>I</mi>
                  <mrow>
                    <mo stretchy="false">(</mo>
                    <msub>
                      <mo stretchy="false">ν</mo>
                      <mi mathvariant="italic">CPMG</mi>
                    </msub>
                    <mo stretchy="false">)</mo>
                  </mrow>
                  <mrow>
                    <mi/>
                    <mi mathvariant="normal">/</mi>
                    <mi/>
                  </mrow>
                  <mi>I</mi>
                  <mrow>
                    <mo stretchy="false">(</mo>
                    <mrow>
                      <msub>
                        <mi>T</mi>
                        <mi mathvariant="italic">CPMG</mi>
                      </msub>
                      <mi mathvariant="normal">=</mi>
                      <mn>0</mn>
                    </mrow>
                    <mo stretchy="false">)</mo>
                  </mrow>
                </mrow>
                <mi stretchy="false" mathvariant="normal">}</mi>
              </mrow>
              <mi mathvariant="normal">/</mi>
              <msub>
                <mi>T</mi>
                <mi mathvariant="italic">CPMG</mi>
              </msub>
            </mrow>
          </mrow>
        </mtd>
      </mtr>
      <mtr>
        <mtd/>
      </mtr>
      <mtr>
        <mtd>
          <mtext>Convert ppm -&gt; rad/sec</mtext>
        </mtd>
      </mtr>
      <mtr>
        <mtd>
          <mrow>
            <mo stretchy="false">Δ</mo>
            <msub>
              <mo stretchy="false">ω</mo>
              <mi>X</mi>
            </msub>
            <mrow>
              <mo stretchy="false">(</mo>
              <mtext>rad/sec</mtext>
              <mo stretchy="false">)</mo>
            </mrow>
            <mrow>
              <mi/>
              <mi mathvariant="normal">=</mi>
              <mi/>
            </mrow>
            <mn>2</mn>
            <mo stretchy="false">π</mo>
            <mfenced open="" close="">
              <mrow>
                <msub>
                  <mo stretchy="false">γ</mo>
                  <mi>X</mi>
                </msub>
                <mi mathvariant="normal">/</mi>
                <msub>
                  <mo stretchy="false">γ</mo>
                  <mi>H</mi>
                </msub>
              </mrow>
            </mfenced>
            <msub>
              <mi>B</mi>
              <mn>0</mn>
            </msub>
            <mrow>
              <mo stretchy="false">(</mo>
              <mtext>MHz</mtext>
              <mo stretchy="false">)</mo>
            </mrow>
            <mo stretchy="false">Δ</mo>
            <mo stretchy="false">ω</mo>
            <mrow>
              <mo stretchy="false">(</mo>
              <mtext>ppm</mtext>
              <mo stretchy="false">)</mo>
            </mrow>
          </mrow>
        </mtd>
      </mtr>
      <mtr>
        <mtd/>
      </mtr>
      <mtr>
        <mtd>
          <mtext>kA and kB</mtext>
        </mtd>
      </mtr>
      <mtr>
        <mtd>
          <mrow>
            <msub>
              <mi>k</mi>
              <mi>A</mi>
            </msub>
            <mrow>
              <mi/>
              <mi mathvariant="normal">=</mi>
              <mi/>
            </mrow>
            <mrow>
              <mo stretchy="false">(</mo>
              <mrow>
                <mn>1</mn>
                <mi mathvariant="normal">−</mi>
                <msub>
                  <mi>P</mi>
                  <mi>A</mi>
                </msub>
              </mrow>
              <mo stretchy="false">)</mo>
            </mrow>
            <msub>
              <mi>k</mi>
              <mi mathvariant="italic">Ex</mi>
            </msub>
            <mtext> and </mtext>
            <msub>
              <mi>k</mi>
              <mi>B</mi>
            </msub>
            <mrow>
              <mi/>
              <mi mathvariant="normal">=</mi>
              <mi/>
            </mrow>
            <msub>
              <mi>P</mi>
              <mi>A</mi>
            </msub>
            <msub>
              <mi>k</mi>
              <mi mathvariant="italic">Ex</mi>
            </msub>
          </mrow>
        </mtd>
      </mtr>
      <mtr>
        <mtd/>
      </mtr>
      <mtr>
        <mtd>
          <mrow>
            <mtext>Rex</mtext>
            <msub>
              <mi>R</mi>
              <mtext>Ex</mtext>
            </msub>
            <mrow>
              <mi/>
              <mi mathvariant="normal">=</mi>
              <mi/>
            </mrow>
            <msubsup>
              <mi>R</mi>
              <mrow>
                <mn>2,</mn>
                <mtext>Eff</mtext>
              </mrow>
              <mi mathvariant="italic">Fit</mi>
            </msubsup>
            <mrow>
              <mo stretchy="false">(</mo>
              <mrow>
                <msub>
                  <mo stretchy="false">ν</mo>
                  <mi mathvariant="italic">CPMG</mi>
                </msub>
                <mrow>
                  <mi/>
                  <mi mathvariant="normal">≈</mi>
                  <mi/>
                </mrow>
                <mn>0</mn>
                <mtext>Hz</mtext>
              </mrow>
              <mo stretchy="false">)</mo>
            </mrow>
            <mrow>
              <mi/>
              <mi mathvariant="normal">−</mi>
              <mi/>
            </mrow>
            <msubsup>
              <mi>R</mi>
              <mrow>
                <mn>2,</mn>
                <mtext>Eff</mtext>
              </mrow>
              <mi mathvariant="italic">Fit</mi>
            </msubsup>
            <mrow>
              <mo stretchy="false">(</mo>
              <mrow>
                <msub>
                  <mo stretchy="false">ν</mo>
                  <mi mathvariant="italic">CPMG</mi>
                </msub>
                <mrow>
                  <mi/>
                  <mi mathvariant="normal">≈</mi>
                  <mi/>
                </mrow>
                <msup>
                  <mn>10</mn>
                  <mn>4</mn>
                </msup>
                <mtext>Hz</mtext>
              </mrow>
              <mo stretchy="false">)</mo>
            </mrow>
          </mrow>
        </mtd>
      </mtr>
      <mtr>
        <mtd/>
      </mtr>
      <mtr>
        <mtd>
          <mtext>Target function</mtext>
        </mtd>
      </mtr>
      <mtr>
        <mtd>
          <mrow>
            <msup>
              <mo stretchy="false">χ</mo>
              <mn>2</mn>
            </msup>
            <mrow>
              <mi/>
              <mi mathvariant="normal">=</mi>
              <mi/>
            </mrow>
            <mrow>
              <munder>
                <mi mathvariant="normal">∑</mi>
                <mtext>All obs</mtext>
              </munder>
              <msup>
                <mfenced open="" close="">
                  <mfrac>
                    <mrow>
                      <msubsup>
                        <mi>R</mi>
                        <mrow>
                          <mn>2,</mn>
                          <mtext>Eff</mtext>
                        </mrow>
                        <mtext>Obs</mtext>
                      </msubsup>
                      <mrow>
                        <mo stretchy="false">(</mo>
                        <mover accent="true">
                          <mtext>Obs</mtext>
                          <mo stretchy="false">→</mo>
                        </mover>
                        <mo stretchy="false">)</mo>
                      </mrow>
                      <mrow>
                        <mi/>
                        <mi mathvariant="normal">−</mi>
                        <mi/>
                      </mrow>
                      <msubsup>
                        <mi>R</mi>
                        <mrow>
                          <mn>2,</mn>
                          <mtext>Eff</mtext>
                        </mrow>
                        <mtext>Calc</mtext>
                      </msubsup>
                      <mrow>
                        <mo stretchy="false">(</mo>
                        <mrow>
                          <mover accent="true">
                            <mtext>Obs</mtext>
                            <mo stretchy="false">→</mo>
                          </mover>
                          <mi>,</mi>
                          <mover accent="true">
                            <mi>p</mi>
                            <mo stretchy="false">→</mo>
                          </mover>
                        </mrow>
                        <mo stretchy="false">)</mo>
                      </mrow>
                    </mrow>
                    <mrow>
                      <mtext>Error</mtext>
                      <mrow>
                        <mo stretchy="false">(</mo>
                        <mrow>
                          <msubsup>
                            <mi>R</mi>
                            <mrow>
                              <mn>2,</mn>
                              <mtext>Eff</mtext>
                            </mrow>
                            <mtext>Obs</mtext>
                          </msubsup>
                          <mrow>
                            <mo stretchy="false">(</mo>
                            <mover accent="true">
                              <mtext>Obs</mtext>
                              <mo stretchy="false">→</mo>
                            </mover>
                            <mo stretchy="false">)</mo>
                          </mrow>
                        </mrow>
                        <mo stretchy="false">)</mo>
                      </mrow>
                    </mrow>
                  </mfrac>
                </mfenced>
                <mn>2</mn>
              </msup>
            </mrow>
          </mrow>
        </mtd>
      </mtr>
      <mtr>
        <mtd/>
      </mtr>
      <mtr>
        <mtd>
          <mrow>
            <msubsup>
              <mi>R</mi>
              <mrow>
                <mn>2,</mn>
                <mtext>Eff</mtext>
              </mrow>
              <mtext>Calc</mtext>
            </msubsup>
            <mtext>defined by equations (3.1)-(3.10) in Korzhnev, et al. JACS, 2004. 126(12): p.3964-73.</mtext>
          </mrow>
        </mtd>
      </mtr>
      <mtr>
        <mtd>
          <mrow>
            <mover accent="true">
              <mtext>Obs</mtext>
              <mo stretchy="false">→</mo>
            </mover>
            <mrow>
              <mi/>
              <mi mathvariant="normal">=</mi>
              <mi/>
            </mrow>
            <mtext>Observation conditions: </mtext>
            <msub>
              <mo stretchy="false">ν</mo>
              <mi mathvariant="italic">CPMG</mi>
            </msub>
            <mi>,</mi>
            <msub>
              <mi>B</mi>
              <mn>0,</mn>
            </msub>
            <mtext>Temperature </mtext>
            <mrow>
              <mo stretchy="false">(</mo>
              <mi>T</mi>
              <mo stretchy="false">)</mo>
            </mrow>
          </mrow>
        </mtd>
      </mtr>
      <mtr>
        <mtd>
          <mrow>
            <mover accent="true">
              <mi>p</mi>
              <mo stretchy="false">→</mo>
            </mover>
            <mrow>
              <mi/>
              <mi mathvariant="normal">=</mi>
              <mi/>
            </mrow>
            <mtext>Independent fitting parameters: </mtext>
            <mfenced open="∣" close="∣">
              <mrow>
                <mo stretchy="false">Δ</mo>
                <msub>
                  <mo stretchy="false">ω</mo>
                  <mi>H</mi>
                </msub>
              </mrow>
            </mfenced>
            <mi>,</mi>
            <mfenced open="∣" close="∣">
              <mrow>
                <mo stretchy="false">Δ</mo>
                <msub>
                  <mo stretchy="false">ω</mo>
                  <mi>N</mi>
                </msub>
              </mrow>
            </mfenced>
            <mi>,</mi>
            <mrow>
              <mi stretchy="false" mathvariant="normal">{</mi>
              <mrow>
                <msub>
                  <mi>P</mi>
                  <mi>A</mi>
                </msub>
                <mrow>
                  <mo stretchy="false">(</mo>
                  <mi>T</mi>
                  <mo stretchy="false">)</mo>
                </mrow>
              </mrow>
              <mi stretchy="false" mathvariant="normal">}</mi>
            </mrow>
            <mi>,</mi>
            <mrow>
              <mi stretchy="false" mathvariant="normal">{</mi>
              <mrow>
                <msub>
                  <mi>k</mi>
                  <mtext>Ex</mtext>
                </msub>
                <mrow>
                  <mo stretchy="false">(</mo>
                  <mi>T</mi>
                  <mo stretchy="false">)</mo>
                </mrow>
              </mrow>
              <mi stretchy="false" mathvariant="normal">}</mi>
            </mrow>
            <mi>,</mi>
            <mrow>
              <mi stretchy="false" mathvariant="normal">{</mi>
              <mrow>
                <msubsup>
                  <mi>R</mi>
                  <mn>2</mn>
                  <mn>0</mn>
                </msubsup>
                <mrow>
                  <mo stretchy="false">(</mo>
                  <mtext>Curve</mtext>
                  <mo stretchy="false">)</mo>
                </mrow>
              </mrow>
              <mi stretchy="false" mathvariant="normal">}</mi>
            </mrow>
          </mrow>
        </mtd>
      </mtr>
      <mtr>
        <mtd/>
      </mtr>
      <mtr>
        <mtd>
          <mtext>Fit residuals for each observation</mtext>
        </mtd>
      </mtr>
      <mtr>
        <mtd>
          <mrow>
            <mo stretchy="false">ε</mo>
            <mrow>
              <mo stretchy="false">(</mo>
              <msub>
                <mo stretchy="false">ν</mo>
                <mi mathvariant="italic">CPMG</mi>
              </msub>
              <mo stretchy="false">)</mo>
            </mrow>
            <mrow>
              <mi/>
              <mi mathvariant="normal">=</mi>
              <mi/>
            </mrow>
            <msubsup>
              <mi>R</mi>
              <mrow>
                <mn>2,</mn>
                <mtext>Eff</mtext>
              </mrow>
              <mtext>Obs</mtext>
            </msubsup>
            <mrow>
              <mo stretchy="false">(</mo>
              <msub>
                <mo stretchy="false">ν</mo>
                <mi mathvariant="italic">CPMG</mi>
              </msub>
              <mo stretchy="false">)</mo>
            </mrow>
            <mrow>
              <mi/>
              <mi mathvariant="normal">−</mi>
              <mi/>
            </mrow>
            <msubsup>
              <mi>R</mi>
              <mrow>
                <mn>2,</mn>
                <mtext>Eff</mtext>
              </mrow>
              <mtext>Calc</mtext>
            </msubsup>
            <mrow>
              <mo stretchy="false">(</mo>
              <msub>
                <mo stretchy="false">ν</mo>
                <mi mathvariant="italic">CPMG</mi>
              </msub>
              <mo stretchy="false">)</mo>
            </mrow>
          </mrow>
        </mtd>
      </mtr>
      <mtr>
        <mtd/>
      </mtr>
      <mtr>
        <mtd>
          <mtext>Normal distribution from residuals</mtext>
        </mtd>
      </mtr>
      <mtr>
        <mtd>
          <mrow>
            <mstyle mathvariant="bold">
              <mrow>
                <mi>N</mi>
              </mrow>
            </mstyle>
            <mrow>
              <mo stretchy="false">(</mo>
              <mrow>
                <mi mathvariant="italic">mean</mi>
                <mrow>
                  <mo stretchy="false">(</mo>
                  <mover accent="true">
                    <mo stretchy="false">ε</mo>
                    <mo stretchy="false">→</mo>
                  </mover>
                  <mo stretchy="false">)</mo>
                </mrow>
                <mi>,</mi>
                <mi mathvariant="italic">var</mi>
                <mrow>
                  <mo stretchy="false">(</mo>
                  <mover accent="true">
                    <mo stretchy="false">ε</mo>
                    <mo stretchy="false">→</mo>
                  </mover>
                  <mo stretchy="false">)</mo>
                </mrow>
              </mrow>
              <mo stretchy="false">)</mo>
            </mrow>
          </mrow>
        </mtd>
      </mtr>
      <mtr>
        <mtd/>
      </mtr>
      <mtr>
        <mtd>
          <mtext>Bootstrapped synthetic data for each observation</mtext>
        </mtd>
      </mtr>
      <mtr>
        <mtd>
          <mrow>
            <msubsup>
              <mi>R</mi>
              <mrow>
                <mn>2,</mn>
                <mtext>Eff</mtext>
              </mrow>
              <mtext>Synth</mtext>
            </msubsup>
            <mrow>
              <mo stretchy="false">(</mo>
              <msub>
                <mo stretchy="false">ν</mo>
                <mi mathvariant="italic">CPMG</mi>
              </msub>
              <mo stretchy="false">)</mo>
            </mrow>
            <mrow>
              <mi/>
              <mi mathvariant="normal">=</mi>
              <mi/>
            </mrow>
            <msubsup>
              <mi>R</mi>
              <mrow>
                <mn>2,</mn>
                <mtext>Eff</mtext>
              </mrow>
              <mtext>Calc</mtext>
            </msubsup>
            <mrow>
              <mo stretchy="false">(</mo>
              <msub>
                <mo stretchy="false">ν</mo>
                <mi mathvariant="italic">CPMG</mi>
              </msub>
              <mo stretchy="false">)</mo>
            </mrow>
            <mrow>
              <mi/>
              <mo stretchy="false">+</mo>
              <mi/>
            </mrow>
            <mi mathvariant="italic">Sample</mi>
            <mrow>
              <mi stretchy="false" mathvariant="normal">[</mi>
              <mrow>
                <mi/>
                <mstyle mathvariant="bold">
                  <mrow>
                    <mi>N</mi>
                  </mrow>
                </mstyle>
                <mrow>
                  <mo stretchy="false">(</mo>
                  <mrow>
                    <mi mathvariant="italic">mean</mi>
                    <mrow>
                      <mo stretchy="false">(</mo>
                      <mover accent="true">
                        <mo stretchy="false">ε</mo>
                        <mo stretchy="false">→</mo>
                      </mover>
                      <mo stretchy="false">)</mo>
                    </mrow>
                    <mi>,</mi>
                    <mi mathvariant="italic">var</mi>
                    <mrow>
                      <mo stretchy="false">(</mo>
                      <mover accent="true">
                        <mo stretchy="false">ε</mo>
                        <mo stretchy="false">→</mo>
                      </mover>
                      <mo stretchy="false">)</mo>
                    </mrow>
                  </mrow>
                  <mo stretchy="false">)</mo>
                </mrow>
                <mi/>
              </mrow>
              <mi stretchy="false" mathvariant="normal">]</mi>
            </mrow>
          </mrow>
        </mtd>
      </mtr>
      <mtr>
        <mtd/>
      </mtr>
      <mtr>
        <mtd>
          <mtext>Arrhenius analysis</mtext>
        </mtd>
      </mtr>
      <mtr>
        <mtd>
          <mrow>
            <mi>ln</mi>
            <mrow>
              <mo stretchy="false">(</mo>
              <mi>k</mi>
              <mo stretchy="false">)</mo>
            </mrow>
            <mrow>
              <mi/>
              <mi mathvariant="normal">=</mi>
              <mi/>
            </mrow>
            <mi>ln</mi>
            <mrow>
              <mo stretchy="false">(</mo>
              <mi>P</mi>
              <mo stretchy="false">)</mo>
            </mrow>
            <mrow>
              <mi/>
              <mo stretchy="false">+</mo>
              <mi/>
            </mrow>
            <mfenced open="" close="">
              <mfrac>
                <mrow>
                  <mi mathvariant="normal">−</mi>
                  <msub>
                    <mi>E</mi>
                    <mi>A</mi>
                  </msub>
                </mrow>
                <mi>R</mi>
              </mfrac>
            </mfenced>
            <mfenced open="" close="">
              <mfrac>
                <mn>1</mn>
                <mi>T</mi>
              </mfrac>
            </mfenced>
          </mrow>
        </mtd>
      </mtr>
      <mtr>
        <mtd/>
      </mtr>
      <mtr>
        <mtd>
          <mtext>van't Hoff analysis</mtext>
        </mtd>
      </mtr>
      <mtr>
        <mtd>
          <mrow>
            <mi>ln</mi>
            <mfenced open="" close="">
              <mfrac>
                <mrow>
                  <mn>1</mn>
                  <mi mathvariant="normal">−</mi>
                  <msub>
                    <mi>P</mi>
                    <mi>A</mi>
                  </msub>
                </mrow>
                <msub>
                  <mi>P</mi>
                  <mi>A</mi>
                </msub>
              </mfrac>
            </mfenced>
            <mrow>
              <mi/>
              <mi mathvariant="normal">=</mi>
              <mi/>
            </mrow>
            <mi>ln</mi>
            <mfenced open="" close="">
              <mfrac>
                <msub>
                  <mi>k</mi>
                  <mi>A</mi>
                </msub>
                <msub>
                  <mi>k</mi>
                  <mi>B</mi>
                </msub>
              </mfrac>
            </mfenced>
            <mrow>
              <mi/>
              <mi mathvariant="normal">=</mi>
              <mi/>
            </mrow>
            <mfrac>
              <mrow>
                <mo stretchy="false">Δ</mo>
                <msub>
                  <mi>S</mi>
                  <mn>0</mn>
                </msub>
              </mrow>
              <mi>R</mi>
            </mfrac>
            <mrow>
              <mi/>
              <mo stretchy="false">+</mo>
              <mi/>
            </mrow>
            <mfenced open="" close="">
              <mfrac>
                <mrow>
                  <mrow>
                    <mi mathvariant="normal">−</mi>
                    <mo stretchy="false">Δ</mo>
                  </mrow>
                  <msub>
                    <mi>H</mi>
                    <mn>0</mn>
                  </msub>
                </mrow>
                <mi>R</mi>
              </mfrac>
            </mfenced>
            <mfenced open="" close="">
              <mfrac>
                <mn>1</mn>
                <mi>T</mi>
              </mfrac>
            </mfenced>
          </mrow>
        </mtd>
      </mtr>
    </mtable>
    <annotation encoding="StarMath 5.0">alignc
"Intensity -&gt; R2Eff"
newline
R_{2,"Eff"}^{"Obs"}(%nu_{CPMG}) `=` -ln lbrace I(%nu_{CPMG}) `/` I(T_{CPMG}=0) rbrace / T_{CPMG}


newline newline alignc
"Convert ppm -&gt; rad/sec"
newline
%DELTA %omega_X("rad/sec") `=` 2 %pi left ( %gamma_X / %gamma_H right ) B_0("MHz")  %DELTA %omega("ppm")

newline newline alignc
"kA and kB"
newline
k_A `=` (1-P_A)k_{Ex} " and " k_B `=` P_A k_{Ex}

newline newline alignc
"Rex"
R_{"Ex"} `=` R_{2,"Eff"}^{Fit}(%nu_{CPMG} `approx` 0 "Hz") `-` R_{2,"Eff"}^{Fit}(%nu_{CPMG}  `approx` 10^4 "Hz")

newline newline alignc
"Target function"
newline
%chi^2 `=` sum from{"All obs"}  left ( { R_{2,"Eff"}^{"Obs"}(vec "Obs") `-` R_{2,"Eff"}^{"Calc"}(vec "Obs", vec p) } over { alignc "Error"(R_{2,"Eff"}^{"Obs"}(vec "Obs")) }  right )^2

newline newline alignl
R_{2,"Eff"}^{"Calc"} "defined by equations (3.1)-(3.10) in Korzhnev, et al. JACS, 2004. 126(12): p.3964-73."

newline alignl
vec "Obs" `=` "Observation conditions: " %nu_{CPMG}, B_0, "Temperature " (T)

newline alignl
vec p   ~~`=` "Independent fitting parameters: "
abs{ %DELTA %omega_H },
abs{ %DELTA %omega_N },
lbrace P_A(T) rbrace,
lbrace k_"Ex"(T) rbrace,
lbrace R_2^0("Curve") rbrace

newline newline alignc
"Fit residuals for each observation"
newline
%epsilon(%nu_{CPMG}) `=` R_{2,"Eff"}^{"Obs"}(%nu_{CPMG}) `-` R_{2,"Eff"}^{"Calc"}(%nu_{CPMG})

newline newline alignc
"Normal distribution from residuals"
newline
bold N ( mean(vec %epsilon), var(vec %epsilon) )

newline newline alignc
"Bootstrapped synthetic data for each observation"
newline
R_{2,"Eff"}^{"Synth"}(%nu_{CPMG}) `=` R_{2,"Eff"}^{"Calc"}(%nu_{CPMG}) `+`
Sample[` bold N ( mean(vec %epsilon), var(vec %epsilon) ) `]


newline newline alignc
"Arrhenius analysis"

newline
ln(k) `=` ln(P) `+` left ( -E_A over R right ) left ( 1 over T right )

newline newline alignc
"van't Hoff analysis"

newline
ln left( {1-P_A} over P_A right ) `=` ln left ( k_A over k_B right ) `=` { %DELTA S_0 } over R `+` left ( { -%DELTA H_0 } over R right ) left ( 1 over T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7T08:24:41</meta:creation-date>
    <meta:generator>OpenOffice.org/3.2$Uni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